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Heading_20_1">
      <style:text-properties fo:language="en" fo:country="US"/>
    </style:style>
    <style:style style:name="P9" style:family="paragraph" style:parent-style-name="Heading_20_2">
      <style:text-properties fo:language="en" fo:country="US" officeooo:rsid="002405a3" officeooo:paragraph-rsid="002405a3"/>
    </style:style>
    <style:style style:name="P10"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11" style:family="paragraph" style:parent-style-name="Heading_20_3">
      <style:text-properties fo:language="en" fo:country="US"/>
    </style:style>
    <style:style style:name="P12" style:family="paragraph" style:parent-style-name="Heading_20_3">
      <style:text-properties officeooo:rsid="002eaa36" officeooo:paragraph-rsid="002eaa36"/>
    </style:style>
    <style:style style:name="P13" style:family="paragraph" style:parent-style-name="Text_20_body">
      <style:text-properties officeooo:paragraph-rsid="002dde2e"/>
    </style:style>
    <style:style style:name="P14" style:family="paragraph" style:parent-style-name="Text_20_body">
      <style:text-properties officeooo:rsid="002f12a2" officeooo:paragraph-rsid="002f12a2"/>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style:font-name="FreeSerif" fo:language="en" fo:country="US" style:text-underline-style="none" officeooo:rsid="002dde2e"/>
    </style:style>
    <style:style style:name="T10" style:family="text">
      <style:text-properties style:font-name="FreeSerif" fo:language="en" fo:country="US" style:text-underline-style="none" officeooo:rsid="002e9d77"/>
    </style:style>
    <style:style style:name="T11" style:family="text">
      <style:text-properties officeooo:rsid="0030e7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Individual reflection</text:h>
      <text:h text:style-name="P9" text:outline-level="2">Viktor Rosvall</text:h>
      <text:h text:style-name="P10"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11"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13"><text:span text:style-name="T8">I helped research </text:span><text:span text:style-name="T9">how the </text:span><text:span text:style-name="T8">code architecture of the application should </text:span><text:span text:style-name="T9">be i</text:span><text:span text:style-name="T10">mplemented</text:span><text:span text:style-name="T9">. We also started </text:span><text:span text:style-name="T10">on </text:span><text:span text:style-name="T9">breaking down individual app activities into smaller fragments and components. I implemented the front-end of the kitchen activity, building it from smaller fragments that will also later be used in the waiter activity. </text:span></text:p>
      <text:h text:style-name="P12" text:outline-level="3">Sprint 2</text:h>
      <text:p text:style-name="P14">I attended a retrospective with Lisa Sällvin, where we discussed what went good, what could be better, personal achievements and suggestions for improvements. I’m glad I got a few shout-out as the dedicated Git person. </text:p>
      <text:p text:style-name="P14"><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text:span text:style-name="T11">I also helped with finishing the front-end of the order navigation ba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2-20T16:34:33.686539632</dc:date>
    <meta:editing-duration>PT55M17S</meta:editing-duration>
    <meta:editing-cycles>12</meta:editing-cycles>
    <meta:generator>LibreOffice/6.3.4.2.0$Linux_X86_64 LibreOffice_project/30$Build-2</meta:generator>
    <meta:document-statistic meta:table-count="0" meta:image-count="0" meta:object-count="0" meta:page-count="2" meta:paragraph-count="15" meta:word-count="410" meta:character-count="2539" meta:non-whitespace-character-count="2134"/>
  </office:meta>
</office:document-meta>
</file>